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bold" officeooo:rsid="00140319" officeooo:paragraph-rsid="00140319" style:font-weight-asian="bold" style:font-weight-complex="bold"/>
    </style:style>
    <style:style style:name="P4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5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6" style:family="paragraph" style:parent-style-name="Text_20_body">
      <style:text-properties fo:font-weight="normal" officeooo:rsid="00140319" officeooo:paragraph-rsid="00140319" style:font-weight-asian="normal" style:font-weight-complex="normal"/>
    </style:style>
    <style:style style:name="P7" style:family="paragraph" style:parent-style-name="Text_20_body">
      <style:text-properties fo:font-weight="normal" officeooo:rsid="0015701e" officeooo:paragraph-rsid="0015701e" style:font-weight-asian="normal" style:font-weight-complex="normal"/>
    </style:style>
    <style:style style:name="P8" style:family="paragraph" style:parent-style-name="Text_20_body">
      <style:text-properties fo:font-weight="normal" officeooo:rsid="0015ebb1" officeooo:paragraph-rsid="0015ebb1" style:font-weight-asian="normal" style:font-weight-complex="normal"/>
    </style:style>
    <style:style style:name="P9" style:family="paragraph" style:parent-style-name="Text_20_body">
      <style:text-properties fo:font-weight="normal" officeooo:rsid="0015ebb1" officeooo:paragraph-rsid="0016fa48" style:font-weight-asian="normal" style:font-weight-complex="normal"/>
    </style:style>
    <style:style style:name="P10" style:family="paragraph" style:parent-style-name="Text_20_body">
      <style:text-properties fo:font-weight="normal" officeooo:rsid="0015ebb1" officeooo:paragraph-rsid="00177d83" style:font-weight-asian="normal" style:font-weight-complex="normal"/>
    </style:style>
    <style:style style:name="P11" style:family="paragraph" style:parent-style-name="Text_20_body">
      <style:text-properties fo:font-weight="normal" officeooo:rsid="0016fa48" officeooo:paragraph-rsid="0016fa48" style:font-weight-asian="normal" style:font-weight-complex="normal"/>
    </style:style>
    <style:style style:name="P12" style:family="paragraph" style:parent-style-name="Text_20_body">
      <style:text-properties fo:font-weight="normal" officeooo:rsid="00177d83" officeooo:paragraph-rsid="0016fa48" style:font-weight-asian="normal" style:font-weight-complex="normal"/>
    </style:style>
    <style:style style:name="P13" style:family="paragraph" style:parent-style-name="Text_20_body">
      <style:text-properties fo:font-weight="normal" officeooo:rsid="00177d83" officeooo:paragraph-rsid="00177d83" style:font-weight-asian="normal" style:font-weight-complex="normal"/>
    </style:style>
    <style:style style:name="P14" style:family="paragraph" style:parent-style-name="Text_20_body">
      <style:text-properties fo:font-weight="normal" officeooo:rsid="00198fe9" officeooo:paragraph-rsid="00198fe9" style:font-weight-asian="normal" style:font-weight-complex="normal"/>
    </style:style>
    <style:style style:name="P15" style:family="paragraph" style:parent-style-name="Text_20_body">
      <style:text-properties fo:font-weight="normal" officeooo:rsid="001a456b" officeooo:paragraph-rsid="001a456b" style:font-weight-asian="normal" style:font-weight-complex="normal"/>
    </style:style>
    <style:style style:name="P16" style:family="paragraph" style:parent-style-name="Text_20_body">
      <style:text-properties fo:font-weight="normal" officeooo:rsid="001a456b" officeooo:paragraph-rsid="001a89df" style:font-weight-asian="normal" style:font-weight-complex="normal"/>
    </style:style>
    <style:style style:name="P17" style:family="paragraph" style:parent-style-name="Text_20_body">
      <style:text-properties fo:font-weight="normal" officeooo:rsid="001a89df" officeooo:paragraph-rsid="001a89df" style:font-weight-asian="normal" style:font-weight-complex="normal"/>
    </style:style>
    <style:style style:name="P18" style:family="paragraph" style:parent-style-name="Text_20_body">
      <style:text-properties fo:font-weight="normal" officeooo:rsid="001afb1d" officeooo:paragraph-rsid="001afb1d" style:font-weight-asian="normal" style:font-weight-complex="normal"/>
    </style:style>
    <style:style style:name="P19" style:family="paragraph" style:parent-style-name="Text_20_body">
      <style:text-properties officeooo:rsid="0015701e"/>
    </style:style>
    <style:style style:name="P20" style:family="paragraph" style:parent-style-name="Title">
      <style:text-properties officeooo:rsid="000fbe01" officeooo:paragraph-rsid="000fbe01"/>
    </style:style>
    <style:style style:name="P21" style:family="paragraph" style:parent-style-name="Subtitle">
      <style:text-properties officeooo:rsid="000fbe01" officeooo:paragraph-rsid="000fbe01"/>
    </style:style>
    <style:style style:name="P22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32" style:family="paragraph" style:parent-style-name="Text_20_body">
      <style:text-properties fo:font-weight="normal" officeooo:rsid="001bf5b5" officeooo:paragraph-rsid="001bf5b5" style:font-weight-asian="normal" style:font-weight-complex="normal"/>
    </style:style>
    <style:style style:name="P33" style:family="paragraph" style:parent-style-name="Text_20_body">
      <style:text-properties fo:font-weight="normal" officeooo:rsid="001bf5b5" officeooo:paragraph-rsid="001dade0" style:font-weight-asian="normal" style:font-weight-complex="normal"/>
    </style:style>
    <style:style style:name="P34" style:family="paragraph" style:parent-style-name="Text_20_body">
      <style:text-properties fo:font-weight="normal" officeooo:rsid="001bf5b5" officeooo:paragraph-rsid="001f0f7e" style:font-weight-asian="normal" style:font-weight-complex="normal"/>
    </style:style>
    <style:style style:name="P35" style:family="paragraph" style:parent-style-name="Text_20_body">
      <style:text-properties fo:font-weight="normal" officeooo:rsid="001bf5b5" officeooo:paragraph-rsid="0020d14b" style:font-weight-asian="normal" style:font-weight-complex="normal"/>
    </style:style>
    <style:style style:name="T1" style:family="text">
      <style:text-properties officeooo:rsid="000fbe01"/>
    </style:style>
    <style:style style:name="T2" style:family="text">
      <style:text-properties fo:font-weight="bold" officeooo:rsid="000fbe01" style:font-weight-asian="bold" style:font-weight-complex="bold"/>
    </style:style>
    <style:style style:name="T3" style:family="text">
      <style:text-properties fo:font-weight="bold" officeooo:rsid="001128eb" style:font-weight-asian="bold" style:font-weight-complex="bold"/>
    </style:style>
    <style:style style:name="T4" style:family="text">
      <style:text-properties fo:font-weight="bold" officeooo:rsid="0011a838" style:font-weight-asian="bold" style:font-weight-complex="bold"/>
    </style:style>
    <style:style style:name="T5" style:family="text">
      <style:text-properties fo:font-weight="bold" officeooo:rsid="001209d7" style:font-weight-asian="bold" style:font-weight-complex="bold"/>
    </style:style>
    <style:style style:name="T6" style:family="text">
      <style:text-properties officeooo:rsid="001128eb"/>
    </style:style>
    <style:style style:name="T7" style:family="text">
      <style:text-properties officeooo:rsid="0011a838"/>
    </style:style>
    <style:style style:name="T8" style:family="text">
      <style:text-properties officeooo:rsid="001209d7"/>
    </style:style>
    <style:style style:name="T9" style:family="text">
      <style:text-properties officeooo:rsid="00140319"/>
    </style:style>
    <style:style style:name="T10" style:family="text">
      <style:text-properties officeooo:rsid="0016fa48"/>
    </style:style>
    <style:style style:name="T11" style:family="text">
      <style:text-properties officeooo:rsid="00174083"/>
    </style:style>
    <style:style style:name="T12" style:family="text">
      <style:text-properties officeooo:rsid="00177d83"/>
    </style:style>
    <style:style style:name="T13" style:family="text">
      <style:text-properties officeooo:rsid="00181205"/>
    </style:style>
    <style:style style:name="T14" style:family="text">
      <style:text-properties officeooo:rsid="001a89df"/>
    </style:style>
    <style:style style:name="T15" style:family="text">
      <style:text-properties officeooo:rsid="001afb1d"/>
    </style:style>
    <style:style style:name="T16" style:family="text">
      <style:text-properties officeooo:rsid="001dade0"/>
    </style:style>
    <style:style style:name="T17" style:family="text">
      <style:text-properties officeooo:rsid="001f0f7e"/>
    </style:style>
    <style:style style:name="T18" style:family="text">
      <style:text-properties officeooo:rsid="0020d1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kul Ramachandran</text:p>
      <text:p text:style-name="P1">Jeff Heckey</text:p>
      <text:p text:style-name="P1"/>
      <text:p text:style-name="P20">ECE 253 Project: Tetris</text:p>
      <text:p text:style-name="P21"/>
      <text:p text:style-name="P2">Project Plan</text:p>
      <text:list xml:id="list2541931218960760792" text:style-name="L1">
        <text:list-item>
          <text:p text:style-name="P22"><text:span text:style-name="T1">VGA display output (</text:span><text:span text:style-name="T2">Wed 11/13</text:span><text:span text:style-name="T1">)</text:span></text:p>
          <text:list>
            <text:list-item>
              <text:p text:style-name="P25">Get VGA pcore instantiated and able to output to a screen</text:p>
            </text:list-item>
            <text:list-item>
              <text:p text:style-name="P25">Instantiate all support modules (RAMs, etc.)</text:p>
            </text:list-item>
          </text:list>
        </text:list-item>
        <text:list-item>
          <text:p text:style-name="P22"><text:span text:style-name="T1">Control display (</text:span><text:span text:style-name="T2">Sat 11/16</text:span><text:span text:style-name="T1">)</text:span></text:p>
          <text:list>
            <text:list-item>
              <text:p text:style-name="P25">Change colors automatically from the program</text:p>
            </text:list-item>
            <text:list-item>
              <text:p text:style-name="P25">-OR- display text</text:p>
            </text:list-item>
            <text:list-item>
              <text:p text:style-name="P25">Change periodically</text:p>
            </text:list-item>
          </text:list>
        </text:list-item>
        <text:list-item>
          <text:p text:style-name="P22"><text:span text:style-name="T1">Get inputs (</text:span><text:span text:style-name="T2">Sun 11/17</text:span><text:span text:style-name="T1">)</text:span></text:p>
          <text:list>
            <text:list-item>
              <text:p text:style-name="P25">React to interrupts from rotary encoder by changing LEDs</text:p>
            </text:list-item>
          </text:list>
        </text:list-item>
        <text:list-item>
          <text:p text:style-name="P22"><text:span text:style-name="T1">Use inputs to control display (</text:span><text:span text:style-name="T2">Tue 11/19</text:span><text:span text:style-name="T1">)</text:span></text:p>
          <text:list>
            <text:list-item>
              <text:p text:style-name="P25">Change the colors/text on the display on input</text:p>
            </text:list-item>
          </text:list>
        </text:list-item>
        <text:list-item>
          <text:p text:style-name="P22"><text:span text:style-name="T1">Draw a static scene (</text:span><text:span text:style-name="T2">Thu 11/21</text:span><text:span text:style-name="T1">)</text:span></text:p>
          <text:list>
            <text:list-item>
              <text:p text:style-name="P25">Demonstrate non-uniform output from VGA controller</text:p>
            </text:list-item>
            <text:list-item>
              <text:p text:style-name="P25">Multiple values in VRAM</text:p>
            </text:list-item>
          </text:list>
        </text:list-item>
        <text:list-item>
          <text:p text:style-name="P22"><text:span text:style-name="T1">Draw a moving object (</text:span><text:span text:style-name="T2">Fri 11/22</text:span><text:span text:style-name="T1">)</text:span></text:p>
          <text:list>
            <text:list-item>
              <text:p text:style-name="P25">Use MicroBlaze to dynamically draw a moving object (pong ball)</text:p>
            </text:list-item>
            <text:list-item>
              <text:p text:style-name="P26">Demonstrate clean refresh</text:p>
            </text:list-item>
          </text:list>
        </text:list-item>
        <text:list-item>
          <text:p text:style-name="P22"><text:span text:style-name="T1">Control a moving object with </text:span><text:span text:style-name="T6">inputs</text:span><text:span text:style-name="T1"> (</text:span><text:span text:style-name="T2">Sun 11/24</text:span><text:span text:style-name="T1">)</text:span></text:p>
          <text:list>
            <text:list-item>
              <text:p text:style-name="P25">Use interrupts to move an object on the screen</text:p>
            </text:list-item>
            <text:list-item>
              <text:p text:style-name="P22"><text:span text:style-name="T1">Demonstrate </text:span><text:span text:style-name="T6">control of VRAM</text:span></text:p>
            </text:list-item>
            <text:list-item>
              <text:p text:style-name="P26">Demonstrate clean refresh</text:p>
            </text:list-item>
          </text:list>
        </text:list-item>
        <text:list-item>
          <text:p text:style-name="P23"><text:span text:style-name="T6">Draw game board and pieces (</text:span><text:span text:style-name="T3">Tue 11/26</text:span><text:span text:style-name="T6">)</text:span></text:p>
          <text:list>
            <text:list-item>
              <text:p text:style-name="P26">Implement data structures and basic units for Tetris</text:p>
            </text:list-item>
          </text:list>
        </text:list-item>
        <text:list-item>
          <text:p text:style-name="P23"><text:span text:style-name="T6">Make tetramino fall (</text:span><text:span text:style-name="T3">Fri 11/29</text:span><text:span text:style-name="T6">)</text:span></text:p>
          <text:list>
            <text:list-item>
              <text:p text:style-name="P26">Integrate movement with game board and non-uniform shapes</text:p>
            </text:list-item>
            <text:list-item>
              <text:p text:style-name="P23"><text:span text:style-name="T6">Stop block at the </text:span><text:span text:style-name="T7">right elevation</text:span></text:p>
            </text:list-item>
            <text:list-item>
              <text:p text:style-name="P26">Show control over display and object motion</text:p>
            </text:list-item>
          </text:list>
        </text:list-item>
        <text:list-item>
          <text:p text:style-name="P23"><text:soft-page-break/><text:span text:style-name="T6">Make tetramino move (</text:span><text:span text:style-name="T3">Sat 11/</text:span><text:span text:style-name="T4">3</text:span><text:span text:style-name="T3">0</text:span><text:span text:style-name="T6">)</text:span></text:p>
          <text:list>
            <text:list-item>
              <text:p text:style-name="P23"><text:span text:style-name="T6">Integrate the </text:span><text:span text:style-name="T7">controls into main loop</text:span></text:p>
            </text:list-item>
            <text:list-item>
              <text:p text:style-name="P27">Update the movement without tearing</text:p>
            </text:list-item>
            <text:list-item>
              <text:p text:style-name="P27">Stop the tetramino at the right elevation</text:p>
            </text:list-item>
          </text:list>
        </text:list-item>
        <text:list-item>
          <text:p text:style-name="P24"><text:span text:style-name="T7">Make tetramino rotate (</text:span><text:span text:style-name="T4">Sun 12/1</text:span><text:span text:style-name="T7">)</text:span></text:p>
          <text:list>
            <text:list-item>
              <text:p text:style-name="P27">Flip it without poor updating</text:p>
            </text:list-item>
          </text:list>
        </text:list-item>
        <text:list-item>
          <text:p text:style-name="P24"><text:span text:style-name="T7">Color pieces (</text:span><text:span text:style-name="T4">Tue 12/3</text:span><text:span text:style-name="T7">)</text:span></text:p>
          <text:list>
            <text:list-item>
              <text:p text:style-name="P27">Oooh! Pretty!</text:p>
            </text:list-item>
          </text:list>
        </text:list-item>
        <text:list-item>
          <text:p text:style-name="P24"><text:span text:style-name="T7">Clear lines (</text:span><text:span text:style-name="T4">Thu 12/5</text:span><text:span text:style-name="T7">)</text:span></text:p>
          <text:list>
            <text:list-item>
              <text:p text:style-name="P27">Detect complete line(s)</text:p>
            </text:list-item>
            <text:list-item>
              <text:p text:style-name="P27">Large screen update (drop floating blocks)</text:p>
            </text:list-item>
          </text:list>
        </text:list-item>
        <text:list-item>
          <text:p text:style-name="P24"><text:span text:style-name="T7">Add scoring (</text:span><text:span text:style-name="T4">Sat 12/7</text:span><text:span text:style-name="T7">)</text:span></text:p>
          <text:list>
            <text:list-item>
              <text:p text:style-name="P27">Calculate and track score</text:p>
            </text:list-item>
            <text:list-item>
              <text:p text:style-name="P27">Display next to screen</text:p>
            </text:list-item>
          </text:list>
        </text:list-item>
      </text:list>
      <text:p text:style-name="P4"/>
      <text:p text:style-name="P4">Plan B <text:span text:style-name="T9">and C</text:span>:</text:p>
      <text:p text:style-name="P4">(After step 7)</text:p>
      <text:list xml:id="list521015078495904535" text:style-name="L2">
        <text:list-item>
          <text:p text:style-name="P29"><text:span text:style-name="T7">Pong! (</text:span><text:span text:style-name="T4">+3 days</text:span><text:span text:style-name="T7">)</text:span></text:p>
          <text:list>
            <text:list-item>
              <text:p text:style-name="P28">Draw paddle</text:p>
            </text:list-item>
            <text:list-item>
              <text:p text:style-name="P28">Automatic object (ball) reacts with paddle location</text:p>
            </text:list-item>
            <text:list-item>
              <text:p text:style-name="P29"><text:span text:style-name="T7">Angle adjusts </text:span><text:span text:style-name="T8">depending on ball offset on paddle</text:span></text:p>
            </text:list-item>
          </text:list>
        </text:list-item>
        <text:list-item>
          <text:p text:style-name="P30"><text:span text:style-name="T8">Breakout (</text:span><text:span text:style-name="T5">Pong+3 days</text:span><text:span text:style-name="T8">)</text:span></text:p>
          <text:list>
            <text:list-item>
              <text:p text:style-name="P31">Draw bricks</text:p>
            </text:list-item>
            <text:list-item>
              <text:p text:style-name="P31">Destroy bricks on ball impact (collision detection)</text:p>
            </text:list-item>
            <text:list-item>
              <text:p text:style-name="P31">Update ball direction based on impact</text:p>
            </text:list-item>
          </text:list>
        </text:list-item>
      </text:list>
      <text:p text:style-name="P5"/>
      <text:p text:style-name="P3">Log:</text:p>
      <text:p text:style-name="P6">11/11:</text:p>
      <text:p text:style-name="P6">Reviewed VGA implementation options</text:p>
      <text:p text:style-name="P6">Established initial dev plan</text:p>
      <text:p text:style-name="P6">Set basic, stretch and backup goals</text:p>
      <text:p text:style-name="P6">Read lots of documentation</text:p>
      <text:p text:style-name="P6"/>
      <text:p text:style-name="P6">11/13:</text:p>
      <text:p text:style-name="P6"><text:soft-page-break/>Got VGA output! Red checker board</text:p>
      <text:p text:style-name="P6">Discussed various VGA output merits – TFT pcore vs homebrew</text:p>
      <text:p text:style-name="P6">Decided on homebrew</text:p>
      <text:p text:style-name="P6">Pros:</text:p>
      <text:p text:style-name="P6"><text:tab/>Less need for video RAM</text:p>
      <text:p text:style-name="P6"><text:tab/>Better control of sprites, data flow, and interrupts</text:p>
      <text:p text:style-name="P6">Con:</text:p>
      <text:p text:style-name="P6"><text:tab/>PLB interface/custom pcore build could be challenging to build, debug</text:p>
      <text:p text:style-name="P6"/>
      <text:p text:style-name="P7">11/15:</text:p>
      <text:p text:style-name="P7">Got VGA driver timed better</text:p>
      <text:p text:style-name="P7">Generated the scanline BRAM and wrote the FIFO wrapper</text:p>
      <text:p text:style-name="P7"/>
      <text:p text:style-name="P7">11/17:</text:p>
      <text:p text:style-name="P7">Went with pcore model</text:p>
      <text:p text:style-name="P7">Modified VGA driver to take in 16 pixels at a time (glyph width)</text:p>
      <text:p text:style-name="P7"/>
      <text:p text:style-name="P19">11/19:</text:p>
      <text:p text:style-name="P7">Got the VGA driver to work with 16 pixel width</text:p>
      <text:p text:style-name="P7">Wrote a basic tb to test it and get that working. Allows for tiled displays</text:p>
      <text:p text:style-name="P8">Behind on schedule, need to get VGA integrated into pcore and attached to PLB bus</text:p>
      <text:p text:style-name="P8"/>
      <text:p text:style-name="P11">11/20:</text:p>
      <text:p text:style-name="P9"><text:span text:style-name="T10">Found a </text:span><text:span text:style-name="T11">good tutorial for how to create a PCore. Generated an initial pass. Not quite right, but no easy way to </text:span><text:span text:style-name="T12">correct it other than regenerating.</text:span></text:p>
      <text:p text:style-name="P12"/>
      <text:p text:style-name="P13">11/21:</text:p>
      <text:p text:style-name="P10"><text:span text:style-name="T12">Got an XPS project complete an merged into SDK for this. The VGA is integrated into the Pcore. It doesn't appear to be working at this point – we have no VGA output, but the software appears to be running. A few possibilities include observing the VGA pins to see if they are working as </text:span><text:span text:style-name="T13">in the standalone mode (drive strength settings were not ported because of unclear mapping from “Slow” to “2|4|8|10|12|16” values, or some such), running an internal test, verifying pin mappings. </text:span></text:p>
      <text:p text:style-name="P14">Also reduced the memory footprint to 16K as a precaution, but the C projects are BIG! Might need to go back to 32K, but I can't find an easy way to shift that. Will take a new XPS project I think.</text:p>
      <text:p text:style-name="P14"/>
      <text:p text:style-name="P15">11/22:</text:p>
      <text:p text:style-name="P17"><text:soft-page-break/>Reworked the VGA to be big endian to match the Pcore and reduce some of the potential source of error. Unfortunately, this completely destroyed the output.</text:p>
      <text:p text:style-name="P17"/>
      <text:p text:style-name="P17">11/25:</text:p>
      <text:p text:style-name="P16"><text:span text:style-name="T14">Got VGA back, but I am noticing a lot more marginality with the pixels. About 60 columns (30 columns 2 pix wide) are fuzzy. I'm guessing this has some timing issues, but I'm not sure why I wasn't seeing this before. </text:span><text:span text:style-name="T15">The issue definitely is with two pixels repeatedly swapping places (or being drawn longer/shorter on some frames than others). I can adjust the slew rate and drive strength, which should at least have a noticeable effect on the issue if it is analog, but not if it is logical. That said, I'm far enough behind that I should try to get it integrated into the Pcore rather than futzing with it more until the project has progressed further.</text:span></text:p>
      <text:p text:style-name="P18">Additional note: Gokul has stated a desire to drop the class and leave the project. He will need the time to interview for a job and since this class is not a requirement for his graduation, the prudent choice seems to be to let him go.</text:p>
      <text:p text:style-name="P18"/>
      <text:p text:style-name="P32">11/28:</text:p>
      <text:p text:style-name="P32">Found the source of the display disappearing: I still had the clear and enable bits mapped as little-endian instead of big. Fixed that problem. Laid out an initial rendering algorithm naively, and fan-in was too high. Took a long time to get all of the parameters in place so that burned most of my day until Thanksgiving dinner.</text:p>
      <text:p text:style-name="P32"/>
      <text:p text:style-name="P32">11/29:</text:p>
      <text:p text:style-name="P32">Rewrote rasterization engine to be more pipelined to deal with the fan-in. Got the gameboard rendering. Can update the board very rapidly, so refresh should not be an issue. :) Today was a good day.</text:p>
      <text:p text:style-name="P32"/>
      <text:p text:style-name="P33"><text:span text:style-name="T16">11/30:</text:span></text:p>
      <text:p text:style-name="P33"><text:span text:style-name="T16">Got timer interrupt working – found that the interrupts were incorrectly connected to Microblaze. I had to debug through all of the FW libraries and back into the XPS configuration to find the issue. I then had hack the MHS from my project with some changes from Lab 1.</text:span></text:p>
      <text:p text:style-name="P34"><text:span text:style-name="T17">Got the VGA interrupts working. Again, dug through everything from hardware to software and read through the interrupt controller doc for custom IP. Figured out a lot about the interrupts. Digging through the VHDL top-level, though, I found that the INTR registers were offset differently than in the drivers. It looked like when I regenerated the VGA core I changed an option and so the interrupts moved from 0x100 to 0x200, but the drivers were not regenerated, so the defines had 0x100. Fixing that got them working.</text:span></text:p>
      <text:p text:style-name="P35"><text:span text:style-name="T18">Took some measurements: time to redraw entire gameboard is ~3000 cycles (enable timer, loop over address range, update value to write (3 ops), ) or around 0.05 ms. Leaves me plenty of time for other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1-30T21:04:55</dc:date>
    <dc:creator>Jeff Heckey</dc:creator>
    <meta:editing-duration>PT16H32M36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4" meta:paragraph-count="98" meta:word-count="1084" meta:character-count="6089" meta:non-whitespace-character-count="5145"/>
  </office:meta>
</office:document-meta>
</file>